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k/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x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table:style-name="ce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3"/>
          <table:table-cell table:style-name="ce2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6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7"/>
          <table:table-cell table:style-name="ce2" office:value-type="string" calcext:value-type="string">
            <text:p>x</text:p>
          </table:table-cell>
          <table:table-cell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"/>
          <table:table-cell table:style-name="ce2" office:value-type="string" calcext:value-type="string">
            <text:p>x</text:p>
          </table:table-cell>
          <table:table-cell table:number-columns-repeated="1636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383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4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k/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x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number-columns-repeated="4"/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  <table:table-cell table:number-columns-repeated="4"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383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4T23:31:06.347000000</meta:creation-date>
    <dc:date>2023-09-10T11:27:35.549000000</dc:date>
    <meta:editing-duration>P16DT11H56M27S</meta:editing-duration>
    <meta:editing-cycles>9</meta:editing-cycles>
    <meta:generator>LibreOffice/7.4.5.1$Windows_X86_64 LibreOffice_project/9c0871452b3918c1019dde9bfac75448afc4b57f</meta:generator>
    <meta:document-statistic meta:table-count="2" meta:cell-count="160" meta:object-count="0"/>
  </office:meta>
</office:document-meta>
</file>